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3.81cm" svg:y1="3.175cm" svg:x2="3.81cm" svg:y2="10.16cm">
            <text:p/>
          </draw:line>
          <draw:custom-shape draw:style-name="gr2" draw:text-style-name="P2" draw:layer="layout" svg:width="2.54cm" svg:height="1.27cm" svg:x="1.27cm" svg:y="1.905cm">
            <text:p text:style-name="P1"><text:span text:style-name="T1">Thread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4cm" svg:height="1.27cm" svg:x="1.27cm" svg:y="4.445cm">
            <text:p text:style-name="P1"><text:span text:style-name="T1">Threa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3.81cm" svg:y1="2.54cm" svg:x2="18.415cm" svg:y2="2.54cm">
            <text:p/>
          </draw:line>
          <draw:line draw:style-name="gr1" draw:text-style-name="P1" draw:layer="layout" svg:x1="3.81cm" svg:y1="5.08cm" svg:x2="18.415cm" svg:y2="5.08cm">
            <text:p/>
          </draw:line>
          <draw:custom-shape draw:style-name="gr2" draw:text-style-name="P2" draw:layer="layout" svg:width="2.54cm" svg:height="1.27cm" svg:x="1.27cm" svg:y="6.985cm">
            <text:p text:style-name="P1"><text:span text:style-name="T1">Thread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3.81cm" svg:y1="7.62cm" svg:x2="18.415cm" svg:y2="7.62cm">
            <text:p/>
          </draw:line>
          <draw:custom-shape draw:style-name="gr2" draw:text-style-name="P2" draw:layer="layout" svg:width="2.54cm" svg:height="1.27cm" svg:x="1.27cm" svg:y="8.89cm">
            <text:p text:style-name="P1"><text:span text:style-name="T1">Testing </text:span></text:p>
            <text:p text:style-name="P1"><text:span text:style-name="T1">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3.81cm" svg:y1="9.525cm" svg:x2="18.415cm" svg:y2="9.525cm">
            <text:p/>
          </draw:line>
          <draw:custom-shape draw:style-name="gr3" draw:text-style-name="P4" draw:layer="layout" svg:width="10.795cm" svg:height="1.905cm" svg:x="1.27cm" svg:y="10.795cm">
            <text:p text:style-name="P3"><text:span text:style-name="T1">Thread 1 and Thread 2 share the same scenario.</text:span></text:p>
            <text:p text:style-name="P3"><text:span text:style-name="T1">Thread 3 complies with a different scena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.445cm" svg:height="0.635cm" svg:x="3.81cm" svg:y="1.905cm">
            <text:p text:style-name="P1"><text:span text:style-name="T1">Correct invo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5.715cm" svg:height="0.635cm" svg:x="3.81cm" svg:y="4.445cm">
            <text:p text:style-name="P1"><text:span text:style-name="T1">Correct invo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9.525cm" svg:height="0.635cm" svg:x="3.81cm" svg:y="6.985cm">
            <text:p text:style-name="P1"><text:span text:style-name="T1">Correct Inv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5.08cm" svg:height="0.635cm" svg:x="13.335cm" svg:y="8.89cm">
            <text:p text:style-name="P1"><text:span text:style-name="T1">Calls end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.445cm" svg:height="0.635cm" svg:x="8.255cm" svg:y="1.905cm">
            <text:p text:style-name="P1"><text:span text:style-name="T1">Wrong inv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5.715cm" svg:height="0.635cm" svg:x="8.255cm" svg:y="2.54cm">
            <text:p text:style-name="P1"><text:span text:style-name="T1">Gets an error from Lm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.08cm" svg:height="1.27cm" svg:x="8.255cm" svg:y="5.08cm">
            <text:p text:style-name="P5"><text:span text:style-name="T2">Gets an error from Lmock:</text:span></text:p>
            <text:p text:style-name="P5"><text:span text:style-name="T2">scenario broken by Thread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5.08cm" svg:height="1.27cm" svg:x="13.335cm" svg:y="9.525cm">
            <text:p text:style-name="P5"><text:span text:style-name="T2">Gets an error from Lmock:</text:span></text:p>
            <text:p text:style-name="P5"><text:span text:style-name="T2">scenario broken by Thread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Furodet</meta:initial-creator>
    <meta:creation-date>2011-06-23T12:32:56</meta:creation-date>
    <meta:editing-duration>PT00H18M19S</meta:editing-duration>
    <meta:editing-cycles>7</meta:editing-cycles>
    <dc:date>2011-06-23T12:51:11</dc:date>
    <dc:creator>David Furodet</dc:creator>
    <meta:generator>OpenOffice.org/3.2$Linux OpenOffice.org_project/320m12$Build-9483</meta:generator>
    <meta:document-statistic meta:object-count="42"/>
  </office:meta>
</office:document-meta>
</file>